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de Line</text:p>
          </table:table-cell>
          <table:table-cell office:value-type="string" calcext:value-type="string">
            <text:p>Comment Lines</text:p>
          </table:table-cell>
          <table:table-cell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B2]+[.C2]+[.D2]"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3698" calcext:value-type="float">
            <text:p>3698</text:p>
          </table:table-cell>
          <table:table-cell office:value-type="float" office:value="177" calcext:value-type="float">
            <text:p>177</text:p>
          </table:table-cell>
          <table:table-cell office:value-type="float" office:value="346" calcext:value-type="float">
            <text:p>346</text:p>
          </table:table-cell>
          <table:table-cell table:formula="of:=[.B3]+[.C3]+[.D3]" office:value-type="float" office:value="4221" calcext:value-type="float">
            <text:p>4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4832" calcext:value-type="float">
            <text:p>4832</text:p>
          </table:table-cell>
          <table:table-cell office:value-type="float" office:value="851" calcext:value-type="float">
            <text:p>851</text:p>
          </table:table-cell>
          <table:table-cell office:value-type="float" office:value="1524" calcext:value-type="float">
            <text:p>1524</text:p>
          </table:table-cell>
          <table:table-cell table:formula="of:=[.B4]+[.C4]+[.D4]" office:value-type="float" office:value="7207" calcext:value-type="float">
            <text:p>7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[.B5]+[.C5]+[.D5]"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a.datagrid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]+[.C8]+[.D8]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a.datagrid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9]+[.C9]+[.D9]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a.datagrid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B10]+[.C10]+[.D10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auditTrail.component.cs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1]+[.C11]+[.D11]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auditTrail.component.ht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2]+[.C12]+[.D12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auditTrail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3]+[.C13]+[.D13]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Content.component.css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4]+[.C14]+[.D14]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Content.component.htm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5]+[.C15]+[.D15]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Content.component.ts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B16]+[.C16]+[.D16]"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7]+[.C17]+[.D17]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]+[.C18]+[.D18]"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formula="of:=[.B19]+[.C19]+[.D19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email.component.cs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0]+[.C20]+[.D20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email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1]+[.C21]+[.D21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email.component.ts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2]+[.C22]+[.D22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message.component.css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23]+[.C23]+[.D23]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message.component.htm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4]+[.C24]+[.D24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message.component.ts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5]+[.C25]+[.D25]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add.component.css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26]+[.C26]+[.D26]"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add.component.html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27]+[.C27]+[.D27]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add.component.ts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[.B28]+[.C28]+[.D28]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s.component.cs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9]+[.C29]+[.D29]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s.component.html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[.B30]+[.C30]+[.D30]"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s.component.ts</text:p>
          </table:table-cell>
          <table:table-cell office:value-type="float" office:value="166" calcext:value-type="float">
            <text:p>16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formula="of:=[.B31]+[.C31]+[.D31]"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our.picker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+[.C32]+[.D32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our.picker.component.html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3]+[.C33]+[.D33]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our.picker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4]+[.C34]+[.D34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35]+[.C35]+[.D35]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6]+[.C36]+[.D36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37]+[.C37]+[.D37]" office:value-type="float" office:value="194" calcext:value-type="float">
            <text:p>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ataquality.component.cs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38]+[.C38]+[.D38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ataquality.component.htm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9]+[.C39]+[.D39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ataquality.component.ts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B40]+[.C40]+[.D40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41]+[.C41]+[.D41]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42]+[.C42]+[.D42]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B43]+[.C43]+[.D43]"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Bulk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4]+[.C44]+[.D44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Bulk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45]+[.C45]+[.D45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Bulk.component.ts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[.B46]+[.C46]+[.D46]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B47]+[.C47]+[.D47]"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48]+[.C48]+[.D48]"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[.B49]+[.C49]+[.D49]"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0]+[.C50]+[.D50]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1]+[.C51]+[.D51]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B52]+[.C52]+[.D52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53]+[.C53]+[.D53]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54]+[.C54]+[.D54]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55]+[.C55]+[.D55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import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6]+[.C56]+[.D56]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import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7]+[.C57]+[.D57]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import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58]+[.C58]+[.D58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59]+[.C59]+[.D59]"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0]+[.C60]+[.D60]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B61]+[.C61]+[.D61]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62]+[.C62]+[.D62]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3]+[.C63]+[.D63]"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64]+[.C64]+[.D64]" office:value-type="float" office:value="161" calcext:value-type="float">
            <text:p>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65]+[.C65]+[.D65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66]+[.C66]+[.D66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67]+[.C67]+[.D67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68]+[.C68]+[.D68]"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69]+[.C69]+[.D69]"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73" calcext:value-type="float">
            <text:p>273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formula="of:=[.B70]+[.C70]+[.D70]" office:value-type="float" office:value="372" calcext:value-type="float">
            <text:p>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71]+[.C71]+[.D71]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2]+[.C72]+[.D72]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B73]+[.C73]+[.D73]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as.component.css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4]+[.C74]+[.D74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as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75]+[.C75]+[.D7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as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76]+[.C76]+[.D76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7]+[.C77]+[.D77]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78]+[.C78]+[.D78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79]+[.C79]+[.D79]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Edit.component.css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80]+[.C80]+[.D80]" office:value-type="float" office:value="547" calcext:value-type="float">
            <text:p>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Edit.component.html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81]+[.C81]+[.D81]" office:value-type="float" office:value="501" calcext:value-type="float">
            <text:p>5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Edit.component.ts</text:p>
          </table:table-cell>
          <table:table-cell office:value-type="float" office:value="288" calcext:value-type="float">
            <text:p>288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B82]+[.C82]+[.D82]"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3]+[.C83]+[.D83]"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84]+[.C84]+[.D84]"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formula="of:=[.B85]+[.C85]+[.D85]"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86]+[.C86]+[.D86]"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87]+[.C87]+[.D87]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[.B88]+[.C88]+[.D88]"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89]+[.C89]+[.D89]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90]+[.C90]+[.D90]"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257" calcext:value-type="float">
            <text:p>25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[.B91]+[.C91]+[.D91]" office:value-type="float" office:value="357" calcext:value-type="float">
            <text:p>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92]+[.C92]+[.D92]" office:value-type="float" office:value="141" calcext:value-type="float">
            <text:p>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93]+[.C93]+[.D93]"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[.B94]+[.C94]+[.D94]"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5]+[.C95]+[.D95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6]+[.C96]+[.D96]"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formula="of:=[.B97]+[.C97]+[.D97]"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8]+[.C98]+[.D98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9]+[.C99]+[.D99]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100]+[.C100]+[.D100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01]+[.C101]+[.D101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2]+[.C102]+[.D102]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103]+[.C103]+[.D103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04]+[.C104]+[.D104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05]+[.C105]+[.D105]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06]+[.C106]+[.D106]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usagestats.component.cs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07]+[.C107]+[.D107]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usagestats.component.html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08]+[.C108]+[.D108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usagestats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09]+[.C109]+[.D109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10]+[.C110]+[.D110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11]+[.C111]+[.D111]"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12]+[.C112]+[.D112]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nnection.component.css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13]+[.C113]+[.D113]"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nnection.component.html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14]+[.C114]+[.D114]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nnection.component.ts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formula="of:=[.B115]+[.C115]+[.D115]"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Overview.component.css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B116]+[.C116]+[.D116]"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Overview.component.html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B117]+[.C117]+[.D117]" office:value-type="float" office:value="418" calcext:value-type="float">
            <text:p>4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Overview.component.ts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table:formula="of:=[.B118]+[.C118]+[.D118]" office:value-type="float" office:value="375" calcext:value-type="float">
            <text:p>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Usage.component.css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19]+[.C119]+[.D119]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Usage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0]+[.C120]+[.D120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Usage.component.ts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B121]+[.C121]+[.D121]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eleteDatasource.component.cs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22]+[.C122]+[.D122]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eleteDatasource.component.ht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3]+[.C123]+[.D123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eleteDatasource.component.ts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formula="of:=[.B124]+[.C124]+[.D124]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ctionary.component.cs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5]+[.C125]+[.D125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ctionary.component.html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26]+[.C126]+[.D126]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ctionary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27]+[.C127]+[.D127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editDatasource.component.css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28]+[.C128]+[.D128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editDatasourc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29]+[.C129]+[.D129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editDatasource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[.B130]+[.C130]+[.D130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fileDatasource.component.cs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31]+[.C131]+[.D131]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fileDatasource.component.html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32]+[.C132]+[.D132]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fileDatasource.component.ts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B133]+[.C133]+[.D133]"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ataQuality.component.css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4]+[.C134]+[.D134]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ataQuality.component.htm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35]+[.C135]+[.D135]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ataQuality.component.ts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B136]+[.C136]+[.D136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NosqlDatasource.component.cs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37]+[.C137]+[.D137]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NosqlDatasource.component.html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38]+[.C138]+[.D138]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NosqlDatasource.component.ts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B139]+[.C139]+[.D139]"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overlayEditor.component.css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40]+[.C140]+[.D140]"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overlayEditor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41]+[.C141]+[.D141]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overlayEditor.component.ts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formula="of:=[.B142]+[.C142]+[.D142]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popup.component.css</text:p>
          </table:table-cell>
          <table:table-cell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table:formula="of:=[.B143]+[.C143]+[.D143]" office:value-type="float" office:value="913" calcext:value-type="float">
            <text:p>9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popup.component.html</text:p>
          </table:table-cell>
          <table:table-cell office:value-type="float" office:value="845" calcext:value-type="float">
            <text:p>845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B144]+[.C144]+[.D144]" office:value-type="float" office:value="1046" calcext:value-type="float">
            <text:p>1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popup.component.ts</text:p>
          </table:table-cell>
          <table:table-cell office:value-type="float" office:value="749" calcext:value-type="float">
            <text:p>749</text:p>
          </table:table-cell>
          <table:table-cell office:value-type="float" office:value="145" calcext:value-type="float">
            <text:p>145</text:p>
          </table:table-cell>
          <table:table-cell office:value-type="float" office:value="172" calcext:value-type="float">
            <text:p>172</text:p>
          </table:table-cell>
          <table:table-cell table:formula="of:=[.B145]+[.C145]+[.D145]"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queryBuilder.component.css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46]+[.C146]+[.D146]"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queryBuilder.component.html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47]+[.C147]+[.D147]"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queryBuilder.component.ts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[.B148]+[.C148]+[.D148]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B149]+[.C149]+[.D149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component.ht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50]+[.C150]+[.D150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component.t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51]+[.C151]+[.D151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52]+[.C152]+[.D152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53]+[.C153]+[.D153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54]+[.C154]+[.D154]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qlDatasource.component.cs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55]+[.C155]+[.D155]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qlDatasource.component.html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56]+[.C156]+[.D156]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qlDatasource.component.ts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B157]+[.C157]+[.D157]" office:value-type="float" office:value="265" calcext:value-type="float">
            <text:p>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qlEditor.component.css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58]+[.C158]+[.D158]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qlEditor.component.html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59]+[.C159]+[.D159]"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qlEditor.component.ts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formula="of:=[.B160]+[.C160]+[.D160]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ummary.component.cs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61]+[.C161]+[.D161]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ummary.component.html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62]+[.C162]+[.D162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ummary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3]+[.C163]+[.D163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transformation.component.css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64]+[.C164]+[.D164]"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transformation.component.html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65]+[.C165]+[.D165]"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transformation.component.ts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[.B166]+[.C166]+[.D166]"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167]+[.C167]+[.D167]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5533" calcext:value-type="float">
            <text:p>5533</text:p>
          </table:table-cell>
          <table:table-cell office:value-type="float" office:value="1091" calcext:value-type="float">
            <text:p>1091</text:p>
          </table:table-cell>
          <table:table-cell office:value-type="float" office:value="1046" calcext:value-type="float">
            <text:p>1046</text:p>
          </table:table-cell>
          <table:table-cell table:formula="of:=[.B168]+[.C168]+[.D168]" office:value-type="float" office:value="7670" calcext:value-type="float">
            <text:p>76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roups.component.cs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69]+[.C169]+[.D169]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roup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B170]+[.C170]+[.D170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roups.component.ts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B171]+[.C171]+[.D171]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2]+[.C172]+[.D172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73]+[.C173]+[.D173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74]+[.C174]+[.D174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75]+[.C175]+[.D17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B176]+[.C176]+[.D176]"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77]+[.C177]+[.D177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78]+[.C178]+[.D178]"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[.B179]+[.C179]+[.D179]" office:value-type="float" office:value="241" calcext:value-type="float">
            <text:p>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80]+[.C180]+[.D180]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81]+[.C181]+[.D181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formula="of:=[.B182]+[.C182]+[.D182]"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3]+[.C183]+[.D183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4]+[.C184]+[.D184]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[.B185]+[.C185]+[.D185]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713" calcext:value-type="float">
            <text:p>713</text:p>
          </table:table-cell>
          <table:table-cell office:value-type="float" office:value="470" calcext:value-type="float">
            <text:p>470</text:p>
          </table:table-cell>
          <table:table-cell office:value-type="float" office:value="81" calcext:value-type="float">
            <text:p>81</text:p>
          </table:table-cell>
          <table:table-cell table:formula="of:=[.B186]+[.C186]+[.D186]"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ermissions.component.cs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87]+[.C187]+[.D187]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ermissions.component.htm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88]+[.C188]+[.D188]"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ermissions.component.ts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B189]+[.C189]+[.D189]"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90]+[.C190]+[.D190]"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91]+[.C191]+[.D191]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formula="of:=[.B192]+[.C192]+[.D192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93]+[.C193]+[.D193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94]+[.C194]+[.D194]"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95]+[.C195]+[.D195]"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[.B196]+[.C196]+[.D196]"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97]+[.C197]+[.D197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98]+[.C198]+[.D198]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99]+[.C199]+[.D199]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00]+[.C200]+[.D200]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editor.component.css</text:p>
          </table:table-cell>
          <table:table-cell office:value-type="float" office:value="719" calcext:value-type="float">
            <text:p>71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formula="of:=[.B201]+[.C201]+[.D201]" office:value-type="float" office:value="770" calcext:value-type="float">
            <text:p>7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editor.component.html</text:p>
          </table:table-cell>
          <table:table-cell office:value-type="float" office:value="1273" calcext:value-type="float">
            <text:p>1273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formula="of:=[.B202]+[.C202]+[.D202]" office:value-type="float" office:value="1363" calcext:value-type="float">
            <text:p>1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editor.component.ts</text:p>
          </table:table-cell>
          <table:table-cell office:value-type="float" office:value="605" calcext:value-type="float">
            <text:p>605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table:formula="of:=[.B203]+[.C203]+[.D203]" office:value-type="float" office:value="860" calcext:value-type="float">
            <text:p>8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04]+[.C204]+[.D204]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05]+[.C205]+[.D205]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delete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06]+[.C206]+[.D206]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editor.component.css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07]+[.C207]+[.D207]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editor.component.html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08]+[.C208]+[.D208]"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editor.component.ts</text:p>
          </table:table-cell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formula="of:=[.B209]+[.C209]+[.D209]" office:value-type="float" office:value="540" calcext:value-type="float">
            <text:p>5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single.component.c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10]+[.C210]+[.D210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singl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11]+[.C211]+[.D211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single.component.ts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212]+[.C212]+[.D212]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tatusbar.component.css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13]+[.C213]+[.D213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tatusbar.component.html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214]+[.C214]+[.D214]"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tatusbar.component.ts</text:p>
          </table:table-cell>
          <table:table-cell office:value-type="float" office:value="363" calcext:value-type="float">
            <text:p>363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table:formula="of:=[.B215]+[.C215]+[.D215]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16]+[.C216]+[.D216]"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17]+[.C217]+[.D217]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18]+[.C218]+[.D218]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19]+[.C219]+[.D219]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20]+[.C220]+[.D220]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delete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21]+[.C221]+[.D221]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editor.component.css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222]+[.C222]+[.D222]"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editor.component.html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223]+[.C223]+[.D223]" office:value-type="float" office:value="278" calcext:value-type="float">
            <text:p>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editor.component.ts</text:p>
          </table:table-cell>
          <table:table-cell office:value-type="float" office:value="249" calcext:value-type="float">
            <text:p>249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formula="of:=[.B224]+[.C224]+[.D224]" office:value-type="float" office:value="438" calcext:value-type="float">
            <text:p>4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singl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B225]+[.C225]+[.D225]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single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26]+[.C226]+[.D226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singl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227]+[.C227]+[.D227]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28]+[.C228]+[.D228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29]+[.C229]+[.D229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.palette.buttonbar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B230]+[.C230]+[.D230]"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.palette.buttonbar.component.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31]+[.C231]+[.D231]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.palette.buttonbar.component.ts</text:p>
          </table:table-cell>
          <table:table-cell office:value-type="float" office:value="262" calcext:value-type="float">
            <text:p>262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formula="of:=[.B232]+[.C232]+[.D232]" office:value-type="float" office:value="399" calcext:value-type="float">
            <text:p>3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s.component.cs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233]+[.C233]+[.D233]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234]+[.C234]+[.D234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s.component.ts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235]+[.C235]+[.D235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annotations.component.css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36]+[.C236]+[.D236]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annotations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37]+[.C237]+[.D237]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annotations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38]+[.C238]+[.D238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39]+[.C239]+[.D239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240]+[.C240]+[.D240]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241]+[.C241]+[.D241]"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.component.css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242]+[.C242]+[.D242]"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.component.html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243]+[.C243]+[.D243]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.component.ts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formula="of:=[.B244]+[.C244]+[.D244]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45]+[.C245]+[.D245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46]+[.C246]+[.D246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7]+[.C247]+[.D247]"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scription.component.css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48]+[.C248]+[.D248]"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scription.component.htm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49]+[.C249]+[.D249]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scription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50]+[.C250]+[.D250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.css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251]+[.C251]+[.D251]" office:value-type="float" office:value="289" calcext:value-type="float">
            <text:p>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.html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B252]+[.C252]+[.D252]" office:value-type="float" office:value="445" calcext:value-type="float">
            <text:p>4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.ts</text:p>
          </table:table-cell>
          <table:table-cell office:value-type="float" office:value="569" calcext:value-type="float">
            <text:p>569</text:p>
          </table:table-cell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  <table:table-cell table:formula="of:=[.B253]+[.C253]+[.D253]"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54]+[.C254]+[.D254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55]+[.C255]+[.D25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56]+[.C256]+[.D256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57]+[.C257]+[.D257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formula="of:=[.B258]+[.C258]+[.D258]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B259]+[.C259]+[.D259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links.component.css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60]+[.C260]+[.D260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links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261]+[.C261]+[.D261]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links.component.ts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B262]+[.C262]+[.D262]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refresh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63]+[.C263]+[.D263]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64]+[.C264]+[.D264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refresh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65]+[.C265]+[.D265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single.component.cs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66]+[.C266]+[.D266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7]+[.C267]+[.D267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single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[.B268]+[.C268]+[.D268]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69]+[.C269]+[.D269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70]+[.C270]+[.D270]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ablist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271]+[.C271]+[.D271]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itle.component.css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272]+[.C272]+[.D272]"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itle.component.html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273]+[.C273]+[.D273]"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itle.component.ts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[.B274]+[.C274]+[.D274]"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table:formula="of:=SUM([.B2:.B274])" office:value-type="float" office:value="48669" calcext:value-type="float">
            <text:p>48669</text:p>
          </table:table-cell>
          <table:table-cell table:style-name="ce1" table:formula="of:=SUM([.C2:.C274])" office:value-type="float" office:value="5199" calcext:value-type="float">
            <text:p>5199</text:p>
          </table:table-cell>
          <table:table-cell table:style-name="ce1" table:formula="of:=SUM([.D2:.D274])" office:value-type="float" office:value="8498" calcext:value-type="float">
            <text:p>8498</text:p>
          </table:table-cell>
          <table:table-cell table:style-name="ce1" table:formula="of:=SUM([.E2:.E274])" office:value-type="float" office:value="62366" calcext:value-type="float">
            <text:p>62366</text:p>
          </table:table-cell>
          <table:table-cell table:style-name="ce1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3T16:26:27.231246403</dc:date>
    <dc:creator>Dr Jannie Immelman</dc:creator>
    <meta:editing-duration>PT3M43S</meta:editing-duration>
    <meta:editing-cycles>1</meta:editing-cycles>
    <meta:document-statistic meta:table-count="1" meta:cell-count="1374" meta:object-count="0"/>
    <meta:generator>LibreOffice/5.1.6.2$Linux_X86_64 LibreOffice_project/10m0$Build-2</meta:generator>
  </office:meta>
</office:document-meta>
</file>